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p.setLocalTofile( String aTo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p.setTodir( String aTo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p.exactlyOne( String [ ] att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p.setRemoteTofile( String aTo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p.validateRemoteUri( String type , String aTo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cp.setRemoteFile( String aFrom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p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p.createDirectory( FileSet se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Scp.addFileset( FileSet s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p.execute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Scp.parseUri( String uri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0">
            <text:p text:style-name="Table_20_Contents">20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Scp.setSftp( boolean yesOrN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p.setFromUri( String from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p.upload( List fileSet , String toSshUri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Scp.setPreservelastmodified( boolean yesOrN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p.upload( String fromPath , String toSsh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cp.setFile( String aFrom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p.exactlyOne( String [ ] attrs , String al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cp.setRemoteTodir( String aTo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p.setToUri( String to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p.setLocalFile( String aFrom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p.download( String fromSshUri , String to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Scp.setLocalTodir( String aTo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p.isRemoteUri(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